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21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8000">
      <style:table-cell-properties fo:border-bottom="none" style:text-align-source="fix" style:repeat-content="false" fo:border-left="0.092cm double #000000" style:border-line-width-left="0.002cm 0.088cm 0.002cm" fo:border-right="0.092cm double #000000" style:border-line-width-right="0.002cm 0.088cm 0.002cm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92cm double #000000" style:border-line-width-left="0.002cm 0.088cm 0.002cm" fo:border-right="0.092cm double #000000" style:border-line-width-right="0.002cm 0.088cm 0.002cm" fo:border-top="non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92cm double #000000" style:border-line-width-left="0.002cm 0.088cm 0.002cm" fo:border-right="0.092cm double #000000" style:border-line-width-right="0.002cm 0.088cm 0.002cm" fo:border-top="non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Сторонние операторы</text:p>
          </table:table-cell>
          <table:table-cell/>
          <table:table-cell table:style-name="Default"/>
          <table:table-cell table:number-columns-repeated="7"/>
        </table:table-row>
        <table:table-row table:style-name="ro4">
          <table:table-cell office:value-type="string" table:number-columns-spanned="2" table:number-rows-spanned="1">
            <text:p>Показатели по состоянию на:</text:p>
          </table:table-cell>
          <table:covered-table-cell/>
          <table:table-cell table:style-name="ce6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Существующие каналы:</text:p>
          </table:table-cell>
          <table:covered-table-cell table:style-name="Default"/>
          <table:table-cell/>
          <table:table-cell table:style-name="ce9" office:value-type="string">
            <text:p>Всего:</text:p>
          </table:table-cell>
          <table:table-cell table:style-name="ce9" office:value-type="string">
            <text:p>ДБПД</text:p>
          </table:table-cell>
          <table:table-cell table:style-name="ce9" office:value-type="string">
            <text:p>ДБФС</text:p>
          </table:table-cell>
          <table:table-cell table:style-name="ce9" office:value-type="string">
            <text:p>ДОП</text:p>
          </table:table-cell>
          <table:table-cell table:style-name="ce9" office:value-type="string">
            <text:p>Наши СтОП</text:p>
          </table:table-cell>
          <table:table-cell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0"/>
          <table:table-cell table:style-name="ce13" table:number-columns-repeated="3"/>
          <table:table-cell table:style-name="ce7"/>
          <table:table-cell/>
        </table:table-row>
        <table:table-row table:style-name="ro3">
          <table:table-cell/>
          <table:table-cell table:style-name="ce4" office:value-type="string">
            <text:p>емкость каналов</text:p>
          </table:table-cell>
          <table:table-cell office:value-type="string">
            <text:p>Мбит/с</text:p>
          </table:table-cell>
          <table:table-cell/>
          <table:table-cell table:style-name="ce11"/>
          <table:table-cell table:style-name="ce13" table:number-columns-repeated="3"/>
          <table:table-cell table:style-name="ce7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1"/>
          <table:table-cell table:style-name="ce13" table:number-columns-repeated="3"/>
          <table:table-cell table:style-name="ce7"/>
          <table:table-cell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Показатели за период</text:p>
          </table:table-cell>
          <table:covered-table-cell table:style-name="Default"/>
          <table:table-cell table:number-columns-repeated="7"/>
        </table:table-row>
        <table:table-row table:style-name="ro3">
          <table:table-cell/>
          <table:table-cell office:value-type="string">
            <text:p>начало:</text:p>
          </table:table-cell>
          <table:table-cell table:style-name="ce8"/>
          <table:table-cell table:number-columns-repeated="7"/>
        </table:table-row>
        <table:table-row table:style-name="ro3">
          <table:table-cell/>
          <table:table-cell office:value-type="string">
            <text:p>окончание:</text:p>
          </table:table-cell>
          <table:table-cell table:style-name="ce8"/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Отключенные каналы:</text:p>
          </table:table-cell>
          <table:covered-table-cell table:style-name="Default"/>
          <table:table-cell/>
          <table:table-cell table:style-name="ce9" office:value-type="string">
            <text:p>Всего:</text:p>
          </table:table-cell>
          <table:table-cell table:style-name="ce9" office:value-type="string">
            <text:p>ДБПД</text:p>
          </table:table-cell>
          <table:table-cell table:style-name="ce9" office:value-type="string">
            <text:p>ДБФС</text:p>
          </table:table-cell>
          <table:table-cell table:style-name="ce9" office:value-type="string">
            <text:p>ДОП</text:p>
          </table:table-cell>
          <table:table-cell table:style-name="ce9" office:value-type="string">
            <text:p>Наши СтОП</text:p>
          </table:table-cell>
          <table:table-cell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емкость каналов</text:p>
          </table:table-cell>
          <table:table-cell office:value-type="string">
            <text:p>Мбит/с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Новые каналы:</text:p>
          </table:table-cell>
          <table:covered-table-cell table:style-name="Default"/>
          <table:table-cell table:number-columns-repeated="7"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емкость каналов</text:p>
          </table:table-cell>
          <table:table-cell office:value-type="string">
            <text:p>Мбит/с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office:value-type="string">
            <text:p>CA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Расширенные каналы:</text:p>
          </table:table-cell>
          <table:covered-table-cell table:style-name="Default"/>
          <table:table-cell table:number-columns-repeated="7"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расширено на</text:p>
          </table:table-cell>
          <table:table-cell office:value-type="string">
            <text:p>Мбит/с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office:value-type="string">
            <text:p>CA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Зауженные каналы:</text:p>
          </table:table-cell>
          <table:covered-table-cell table:style-name="Default"/>
          <table:table-cell table:number-columns-repeated="7"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емкость уменьшена на</text:p>
          </table:table-cell>
          <table:table-cell office:value-type="string">
            <text:p>Мбит/с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4" table:number-columns-repeated="3"/>
          <table:table-cell table:style-name="ce15"/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2" table:number-rows-spanned="1">
            <text:p>Снижение OPEX:</text:p>
          </table:table-cell>
          <table:covered-table-cell table:style-name="Default"/>
          <table:table-cell table:number-columns-repeated="7"/>
        </table:table-row>
        <table:table-row table:style-name="ro3">
          <table:table-cell/>
          <table:table-cell table:style-name="ce3" office:value-type="string">
            <text:p>количество</text:p>
          </table:table-cell>
          <table:table-cell office:value-type="string">
            <text:p>шт</text:p>
          </table:table-cell>
          <table:table-cell/>
          <table:table-cell table:style-name="ce12"/>
          <table:table-cell table:style-name="ce13" table:number-columns-repeated="3"/>
          <table:table-cell table:style-name="ce7"/>
          <table:table-cell/>
        </table:table-row>
        <table:table-row table:style-name="ro3">
          <table:table-cell/>
          <table:table-cell table:style-name="ce4" office:value-type="string">
            <text:p>OPEX</text:p>
          </table:table-cell>
          <table:table-cell office:value-type="string">
            <text:p>грн</text:p>
          </table:table-cell>
          <table:table-cell/>
          <table:table-cell table:style-name="ce12"/>
          <table:table-cell table:style-name="ce13" table:number-columns-repeated="3"/>
          <table:table-cell table:style-name="ce7"/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20/10/2013</text:date>, <text:time>09:09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yl Moroz</meta:initial-creator>
    <meta:creation-date>2013-09-17T10:41:59.79</meta:creation-date>
    <meta:generator>OpenOffice/4.0.0$Win32 OpenOffice.org_project/400m3$Build-9702</meta:generator>
    <dc:date>2013-10-20T09:09:34.26</dc:date>
    <meta:editing-duration>PT3H51M12S</meta:editing-duration>
    <meta:editing-cycles>15</meta:editing-cycles>
    <meta:document-statistic meta:table-count="3" meta:cell-count="59" meta:object-count="0"/>
  </office:meta>
</office:document-meta>
</file>